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40c11" officeooo:paragraph-rsid="00140c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#Program 3: Python script for GUI</text:p>
      <text:p text:style-name="P1"/>
      <text:p text:style-name="P1">#!/usr/bin/python</text:p>
      <text:p text:style-name="P1">from gi.repository import Gtk</text:p>
      <text:p text:style-name="P1">import os</text:p>
      <text:p text:style-name="P1">import serial_graphics</text:p>
      <text:p text:style-name="P1">#Program to give GUI for the Project ADDER Authors: Musaddiq Faraz, Sameer Shaik, Shashi Kiran Reddy, Sujay</text:p>
      <text:p text:style-name="P1">class GUI(Gtk.Window):</text:p>
      <text:p text:style-name="P1"><text:tab/>def toggle_graphics(self,check):</text:p>
      <text:p text:style-name="P1"><text:tab/><text:tab/>if (self.show1 == 1):</text:p>
      <text:p text:style-name="P1"><text:tab/><text:tab/><text:tab/>self.show1 = 0</text:p>
      <text:p text:style-name="P1"><text:tab/><text:tab/><text:tab/>self.entry_3.hide()</text:p>
      <text:p text:style-name="P1"><text:tab/><text:tab/><text:tab/>self.entry_4.hide()</text:p>
      <text:p text:style-name="P1"><text:tab/><text:tab/><text:tab/>self.button2.hide()</text:p>
      <text:p text:style-name="P1"><text:tab/><text:tab/><text:tab/>self.label_3.hide()</text:p>
      <text:p text:style-name="P1"><text:tab/><text:tab/><text:tab/></text:p>
      <text:p text:style-name="P1"><text:tab/><text:tab/>else:</text:p>
      <text:p text:style-name="P1"><text:tab/><text:tab/><text:tab/>self.show1=1</text:p>
      <text:p text:style-name="P1"><text:tab/><text:tab/><text:tab/>self.entry_3.show()</text:p>
      <text:p text:style-name="P1"><text:tab/><text:tab/><text:tab/>self.entry_4.show()</text:p>
      <text:p text:style-name="P1"><text:tab/><text:tab/><text:tab/>self.label_3.show()</text:p>
      <text:p text:style-name="P1"><text:tab/><text:tab/><text:tab/>self.button2.show()<text:tab/></text:p>
      <text:p text:style-name="P1"><text:tab/><text:tab/><text:tab/></text:p>
      <text:p text:style-name="P1"></text:p>
      <text:p text:style-name="P1"><text:tab/>def __init__(self):</text:p>
      <text:p text:style-name="P1"><text:tab/> <text:s text:c="7"/>Gtk.Window.__init__(self, title="ADDER")</text:p>
      <text:p text:style-name="P1"><text:tab/><text:tab/>self.set_position(Gtk.WindowPosition.CENTER)</text:p>
      <text:p text:style-name="P1"><text:tab/><text:tab/>self.set_border_width(15)</text:p>
      <text:p text:style-name="P1"><text:tab/><text:tab/>self.entry_text_1 = "null"</text:p>
      <text:p text:style-name="P1"><text:tab/><text:tab/>self.entry_text_2 = "null"</text:p>
      <text:p text:style-name="P1"><text:tab/> <text:s text:c="7"/>table = Gtk.Table(10, 10, False)</text:p>
      <text:p text:style-name="P1"><text:tab/> <text:s text:c="7"/>self.add(table)</text:p>
      <text:p text:style-name="P1"><text:tab/></text:p>
      <text:p text:style-name="P1"><text:tab/> <text:s text:c="7"/>self.label = Gtk.Label("Answer : " + answer)</text:p>
      <text:p text:style-name="P1"><text:tab/> <text:s text:c="7"/>button = Gtk.Button("ADD")</text:p>
      <text:p text:style-name="P1"><text:tab/> <text:s text:c="7"/>button.connect("clicked", self.button_pressed)</text:p>
      <text:p text:style-name="P1"><text:tab/><text:tab/></text:p>
      <text:p text:style-name="P1"><text:tab/><text:tab/>label_app = Gtk.Label("Application Adder ")</text:p>
      <text:p text:style-name="P1"><text:tab/><text:tab/>label_1 = Gtk.Label("Enter number1: ")</text:p>
      <text:p text:style-name="P1"><text:tab/><text:tab/>entry_1 = Gtk.Entry()</text:p>
      <text:p text:style-name="P1"><text:tab/><text:tab/>entry_1.connect("changed", self.enter_callback_1, entry_1)</text:p>
      <text:p text:style-name="P1"><text:tab/><text:tab/>label_2 = Gtk.Label("Enter number2: ")</text:p>
      <text:p text:style-name="P1"><text:tab/><text:tab/>entry_2 = Gtk.Entry()</text:p>
      <text:p text:style-name="P1"><text:tab/><text:tab/>entry_2.connect("changed", self.enter_callback_2, entry_2)</text:p>
      <text:p text:style-name="P1"><text:tab/><text:tab/>self.label_3 = Gtk.Label("Enter 4-bit Number ")</text:p>
      <text:p text:style-name="P1"><text:tab/><text:tab/>self.entry_3 = Gtk.Entry()</text:p>
      <text:p text:style-name="P1"><text:tab/><text:tab/>self.entry_4 = Gtk.Entry()</text:p>
      <text:p text:style-name="P1"><text:tab/><text:tab/>self.entry_3.set_max_length(4)</text:p>
      <text:p text:style-name="P1"><text:tab/><text:tab/>self.entry_4.set_max_length(4)</text:p>
      <text:p text:style-name="P1"><text:soft-page-break/><text:tab/><text:tab/>self.show1 = 1</text:p>
      <text:p text:style-name="P1"><text:tab/><text:tab/>self.button2 = Gtk.Button("Simulate")</text:p>
      <text:p text:style-name="P1"><text:tab/><text:tab/>self.button2.connect("clicked", self.button2_pressed)</text:p>
      <text:p text:style-name="P1"><text:tab/><text:tab/>check = Gtk.CheckButton("4-bit Graphical Adder")</text:p>
      <text:p text:style-name="P1"><text:tab/><text:tab/>check.set_active(True)</text:p>
      <text:p text:style-name="P1"><text:tab/><text:tab/>check.connect("toggled", self.toggle_graphics)</text:p>
      <text:p text:style-name="P1"><text:s text:c="8"/><text:tab/>check.show()</text:p>
      <text:p text:style-name="P1"><text:tab/><text:tab/>about = Gtk.Button("About")</text:p>
      <text:p text:style-name="P1"><text:s text:c="8"/><text:tab/>about.connect("clicked", self.aboutdig)</text:p>
      <text:p text:style-name="P1"><text:tab/><text:tab/></text:p>
      <text:p text:style-name="P1"><text:tab/><text:tab/>table.attach(label_app,1,10,1,2)</text:p>
      <text:p text:style-name="P1"><text:tab/><text:tab/>table.attach(label_1,1,2,2,3)</text:p>
      <text:p text:style-name="P1"><text:tab/><text:tab/>table.attach(entry_1,2,10,2,3)</text:p>
      <text:p text:style-name="P1"><text:tab/><text:tab/>table.attach(label_2,1,2,3,4)</text:p>
      <text:p text:style-name="P1"><text:tab/><text:tab/>table.attach(entry_2,2,10,3,4)</text:p>
      <text:p text:style-name="P1"><text:tab/> <text:s text:c="7"/>table.attach(self.label, 1, 10, 5, 6)</text:p>
      <text:p text:style-name="P1"><text:tab/> <text:s text:c="7"/>table.attach(button, 2, 10, 4, 5)</text:p>
      <text:p text:style-name="P1"><text:tab/><text:tab/>table.attach(about, 1, 2, 4, 5)</text:p>
      <text:p text:style-name="P1"><text:tab/><text:tab/>table.attach(check,1,10,6,7)</text:p>
      <text:p text:style-name="P1"><text:tab/><text:tab/>table.attach(self.label_3,1,3,7,8)</text:p>
      <text:p text:style-name="P1"><text:tab/><text:tab/>table.attach(self.entry_3,3,5,7,8)</text:p>
      <text:p text:style-name="P1"><text:tab/><text:tab/>table.attach(self.entry_4,5,7,7,8)</text:p>
      <text:p text:style-name="P1"><text:tab/><text:tab/>table.attach(self.button2,7,10,7,8)</text:p>
      <text:p text:style-name="P1"><text:tab/>def aboutdig(self, widget):</text:p>
      <text:p text:style-name="P1"><text:tab/><text:tab/>message="Program to simulate adder...\nAuthors: Musaddiq Faraz, Sameer Shaik, Shashi Kiran Reddy, Sujay"</text:p>
      <text:p text:style-name="P1"><text:s text:c="8"/><text:tab/>dialog = Gtk.MessageDialog(self, 0, Gtk.MessageType.INFO,Gtk.ButtonsType.OK, "About the program")</text:p>
      <text:p text:style-name="P1"><text:s text:c="8"/><text:tab/>dialog.format_secondary_markup(message)</text:p>
      <text:p text:style-name="P1"><text:s text:c="8"/><text:tab/>dialog.run()</text:p>
      <text:p text:style-name="P1"><text:s text:c="8"/><text:tab/>dialog.destroy()</text:p>
      <text:p text:style-name="P1"><text:tab/>def button2_pressed(self, button):</text:p>
      <text:p text:style-name="P1"><text:tab/><text:tab/>x = self.entry_3.get_text()</text:p>
      <text:p text:style-name="P1"><text:tab/><text:tab/>y = self.entry_4.get_text()</text:p>
      <text:p text:style-name="P1"><text:tab/><text:tab/>c = ""</text:p>
      <text:p text:style-name="P1"><text:tab/><text:tab/>temp1 = int(x)</text:p>
      <text:p text:style-name="P1"><text:tab/><text:tab/>temp2 = int(y)</text:p>
      <text:p text:style-name="P1"><text:tab/><text:tab/>s = str(temp1 + temp2)</text:p>
      <text:p text:style-name="P1"><text:tab/><text:tab/>while temp1!=0 and temp2!=0 :</text:p>
      <text:p text:style-name="P1"><text:tab/><text:tab/><text:tab/>if (temp1%10+temp2%10 &gt; 9):</text:p>
      <text:p text:style-name="P1"><text:tab/><text:tab/><text:tab/><text:tab/>c = c + '1'</text:p>
      <text:p text:style-name="P1"><text:tab/><text:tab/><text:tab/>else:</text:p>
      <text:p text:style-name="P1"><text:tab/><text:tab/><text:tab/><text:tab/>c = c + '0'</text:p>
      <text:p text:style-name="P1"><text:tab/><text:tab/><text:tab/>temp1 = temp1/10</text:p>
      <text:p text:style-name="P1"><text:tab/><text:tab/><text:tab/>temp2 = temp2/10</text:p>
      <text:p text:style-name="P1"><text:tab/><text:tab/>x = correct(x[::-1])</text:p>
      <text:p text:style-name="P1"><text:tab/><text:tab/>y = correct(y[::-1])</text:p>
      <text:p text:style-name="P1"><text:tab/><text:tab/>c = correct(c[::-1])</text:p>
      <text:p text:style-name="P1"><text:tab/><text:tab/>s = correct(s[::-1])</text:p>
      <text:p text:style-name="P1"><text:tab/><text:tab/>c = '0' + c</text:p>
      <text:p text:style-name="P1"><text:tab/><text:tab/>serial_graphics.main(x,y,c,s)</text:p>
      <text:p text:style-name="P1"><text:tab/><text:tab/><text:tab/></text:p>
      <text:p text:style-name="P1"><text:soft-page-break/><text:tab/>def button_pressed(self, button):<text:tab/><text:tab/></text:p>
      <text:p text:style-name="P1"><text:tab/><text:tab/>os.system("gcc main.c -o add")</text:p>
      <text:p text:style-name="P1"><text:tab/><text:tab/>if (os.name == "posix"):</text:p>
      <text:p text:style-name="P1"><text:tab/><text:tab/><text:tab/>command="./add "+self.entry_text_1+" "+self.entry_text_2+" &gt;ans"</text:p>
      <text:p text:style-name="P1"><text:tab/><text:tab/>else:</text:p>
      <text:p text:style-name="P1"><text:tab/><text:tab/><text:tab/>command="add "+self.entry_text_1+" "+self.entry_text_2+" &gt;ans"</text:p>
      <text:p text:style-name="P1"><text:tab/><text:tab/>os.system(command)</text:p>
      <text:p text:style-name="P1"><text:tab/><text:tab/>fobj = open("ans","r")</text:p>
      <text:p text:style-name="P1"><text:tab/><text:tab/>answer = fobj.readline()</text:p>
      <text:p text:style-name="P1"><text:tab/><text:tab/>answer = answer[:len(answer)-1]</text:p>
      <text:p text:style-name="P1"><text:tab/><text:tab/>fobj.close()</text:p>
      <text:p text:style-name="P1"><text:tab/><text:tab/>os.system("rm add")</text:p>
      <text:p text:style-name="P1"><text:s text:c="8"/><text:tab/>self.label.set_text("Sum = "+answer)</text:p>
      <text:p text:style-name="P1"><text:tab/>def enter_callback_1(self, widget, entry_1):</text:p>
      <text:p text:style-name="P1"><text:s text:c="8"/><text:tab/>self.entry_text_1 = entry_1.get_text()</text:p>
      <text:p text:style-name="P1"><text:tab/><text:tab/>return</text:p>
      <text:p text:style-name="P1"><text:tab/>def enter_callback_2(self, widget, entry_2):</text:p>
      <text:p text:style-name="P1"><text:s text:c="8"/><text:tab/>self.entry_text_2 = entry_2.get_text()</text:p>
      <text:p text:style-name="P1"><text:s text:c="8"/><text:tab/>return</text:p>
      <text:p text:style-name="P1">def correct(str1):</text:p>
      <text:p text:style-name="P1"><text:tab/>len1=len(str1)</text:p>
      <text:p text:style-name="P1"><text:tab/>while len1&lt;4:</text:p>
      <text:p text:style-name="P1"><text:tab/><text:tab/>str1 = str1 + '0'</text:p>
      <text:p text:style-name="P1"><text:tab/><text:tab/>len1+=1</text:p>
      <text:p text:style-name="P1"><text:tab/>return str1</text:p>
      <text:p text:style-name="P1"></text:p>
      <text:p text:style-name="P1">entry_text_1="null"<text:tab/></text:p>
      <text:p text:style-name="P1">answer="null"</text:p>
      <text:p text:style-name="P1">win = GUI()</text:p>
      <text:p text:style-name="P1">win.connect("delete-event", Gtk.main_quit)</text:p>
      <text:p text:style-name="P1">win.show_all()</text:p>
      <text:p text:style-name="P1">Gtk.main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jay </meta:initial-creator>
    <meta:creation-date>2014-04-29T01:53:40.740571017</meta:creation-date>
    <dc:date>2014-04-29T01:55:26.877907914</dc:date>
    <dc:creator>Sujay </dc:creator>
    <meta:editing-duration>P0D</meta:editing-duration>
    <meta:editing-cycles>1</meta:editing-cycles>
    <meta:document-statistic meta:table-count="0" meta:image-count="0" meta:object-count="0" meta:page-count="3" meta:paragraph-count="130" meta:word-count="338" meta:character-count="3885" meta:non-whitespace-character-count="3171"/>
    <meta:generator>LibreOffice/4.2.3.3$Linux_x86 LibreOffice_project/882f8a0a489bc99a9e60c7905a60226254cb6ff0</meta:generator>
  </office:meta>
</office:document-meta>
</file>